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color="#000000" fo:font-size="15pt" fo:font-weight="bold" style:font-size-asian="13.1000003814697pt" style:font-weight-asian="bold" style:font-size-complex="15pt" style:font-weight-complex="bold"/>
    </style:style>
    <style:style style:name="P2" style:family="paragraph" style:parent-style-name="Standard">
      <style:paragraph-properties fo:text-align="center" style:justify-single-word="false"/>
      <style:text-properties fo:color="#000000" fo:font-size="15pt" style:text-underline-style="solid" style:text-underline-width="auto" style:text-underline-color="font-color" fo:font-weight="bold"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fo:color="#000000" fo:font-size="14pt" fo:font-weight="bold" style:font-size-asian="14pt" style:font-weight-asian="bold" style:font-size-complex="14pt" style:font-weight-complex="bold"/>
    </style:style>
    <style:style style:name="P4" style:family="paragraph" style:parent-style-name="Standard" style:list-style-name="L1">
      <style:paragraph-properties fo:text-align="start" style:justify-single-word="false"/>
      <style:text-properties fo:color="#000000" fo:font-size="14pt" fo:font-weight="bold"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fo:color="#000000" fo:font-size="14pt" fo:font-weight="bold" style:font-size-asian="14pt" style:font-weight-asian="bold" style:font-size-complex="14pt" style:font-weight-complex="bold"/>
    </style:style>
    <style:style style:name="P6" style:family="paragraph" style:parent-style-name="Standard" style:list-style-name="L5">
      <style:paragraph-properties fo:text-align="start" style:justify-single-word="false"/>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line-height="150%" fo:text-align="start" style:justify-single-word="false"/>
      <style:text-properties fo:color="#000000" fo:font-size="14pt" style:text-underline-style="solid" style:text-underline-width="auto" style:text-underline-color="font-color" fo:font-weight="bold" style:font-size-asian="12.25pt" style:font-weight-asian="bold" style:font-size-complex="14pt" style:font-weight-complex="bold"/>
    </style:style>
    <style:style style:name="P8" style:family="paragraph" style:parent-style-name="Standard" style:list-style-name="L5">
      <style:paragraph-properties fo:line-height="150%" fo:text-align="start" style:justify-single-word="false"/>
      <style:text-properties fo:color="#000000" fo:font-size="14pt" style:text-underline-style="solid" style:text-underline-width="auto" style:text-underline-color="font-color" fo:font-weight="bold" style:font-size-asian="12.25pt" style:font-weight-asian="bold" style:font-size-complex="14pt" style:font-weight-complex="bold"/>
    </style:style>
    <style:style style:name="P9" style:family="paragraph" style:parent-style-name="Standard">
      <style:paragraph-properties fo:line-height="150%" fo:text-align="start" style:justify-single-word="false"/>
      <style:text-properties fo:color="#000000" fo:font-size="12pt" style:text-underline-style="solid" style:text-underline-width="auto" style:text-underline-color="font-color" fo:font-weight="normal"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color="#000000" fo:font-size="12pt" style:text-underline-style="none" fo:font-weight="normal" style:font-size-asian="10.5pt" style:font-weight-asian="normal" style:font-size-complex="12pt" style:font-weight-complex="normal"/>
    </style:style>
    <style:style style:name="P11" style:family="paragraph" style:parent-style-name="Standard">
      <style:paragraph-properties fo:line-height="150%" fo:text-align="start" style:justify-single-word="false"/>
      <style:text-properties fo:color="#000000" fo:font-size="12pt" style:text-underline-style="none" fo:font-weight="normal" style:font-size-asian="10.5pt" style:font-weight-asian="normal" style:font-size-complex="12pt" style:font-weight-complex="normal"/>
    </style:style>
    <style:style style:name="P12" style:family="paragraph" style:parent-style-name="Standard">
      <style:paragraph-properties fo:line-height="150%" fo:text-align="justify" style:justify-single-word="false"/>
      <style:text-properties fo:color="#000000" fo:font-size="12pt" style:text-underline-style="none" fo:font-weight="normal" style:font-size-asian="10.5pt" style:font-weight-asian="normal" style:font-size-complex="12pt" style:font-weight-complex="normal"/>
    </style:style>
    <style:style style:name="P13" style:family="paragraph" style:parent-style-name="Standard">
      <style:paragraph-properties fo:line-height="100%" fo:text-align="start" style:justify-single-word="false"/>
      <style:text-properties fo:color="#000000" fo:font-size="12pt" style:text-underline-style="none" fo:font-weight="normal" style:font-size-asian="10.5pt" style:font-weight-asian="normal" style:font-size-complex="12pt" style:font-weight-complex="normal"/>
    </style:style>
    <style:style style:name="T1" style:family="text">
      <style:text-properties fo:font-size="12pt" style:font-size-asian="10.5pt" style:font-size-complex="12pt"/>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iotr Turek</text:p>
      <text:p text:style-name="P10"/>
      <text:p text:style-name="P2">CSim – Instrukcja</text:p>
      <text:p text:style-name="P1"/>
      <text:list xml:id="list2020686681" text:style-name="L1">
        <text:list-item>
          <text:p text:style-name="P4">Opis.</text:p>
        </text:list-item>
        <text:list-item>
          <text:p text:style-name="P4">Instalacja.</text:p>
        </text:list-item>
        <text:list-item>
          <text:p text:style-name="P4">Użytkowanie.</text:p>
        </text:list-item>
      </text:list>
      <text:p text:style-name="P3"/>
      <text:list xml:id="list1150152925" text:style-name="L5">
        <text:list-item>
          <text:p text:style-name="P6">Opis</text:p>
        </text:list-item>
      </text:list>
      <text:p text:style-name="P3"/>
      <text:p text:style-name="P5"><text:tab/><text:span text:style-name="T2">CSim jest programem rozwiązującym problem n-ciał (ang. N-Body problem) w polu grawitacyjnym. Nacisk został położony na stabilność i zachowanie energii systemu, w związku z czym do rozwiązania równania ruchu została użyta metoda Velocity Verlet, która zapewnia dostateczną dokładność, przy zachowaniu energii systemu. Gdy potrzeba większej dokładności obliczeń, można włączyć automatyczne dostrajanie wielkości kroku każdego obiektu. Zasadnicza złożoność całego algorytmu to O(m*n), gdzie </text:span><text:span text:style-name="T3">m</text:span><text:span text:style-name="T2"> to liczba wszystkich obiektów, a </text:span><text:span text:style-name="T3">n</text:span><text:span text:style-name="T4"> to liczba obiektów o niezerowej masie. Dzięki zastosowaniu wielowątkowości (biblioteka OpenMP) można zaobserwować znaczące przyspieszenie obliczeń na wielordzeniowych procesorach. Do wizualizacji symulacji użyto bibliotek SDL i OpenGL.</text:span></text:p>
      <text:p text:style-name="P5"><text:span text:style-name="T4"/></text:p>
      <text:list xml:id="list539610265" text:continue-numbering="true" text:style-name="L5">
        <text:list-item>
          <text:p text:style-name="P8"><text:span text:style-name="T5">Instalacja</text:span></text:p>
        </text:list-item>
      </text:list>
      <text:p text:style-name="P7"><text:span text:style-name="T5"/></text:p>
      <text:p text:style-name="P12"><text:span text:style-name="T5"><text:tab/>Użyte biblioteki (SDL, OpenGL, OpenMP) są wieloplatformowe, w związku z czym przeportowanie programu na dowolny system wspierany przez powyższe biblioteki jest w miarę proste. Program został przetestowany i działa bez problemów na systemach Linux Ubuntu oraz Windows (po drobnych modyfikacjach kodu odpowiedzialnego za generowanie katalogów). Kod jest dostarczony w formie projektu Code::Blocks i do jego skompilowania wymagane jest powyższe (darmowe i wieloplatformowe IDE). CSim wymaga bibliotek OpenGL, GLU (dostępne standardowo w większości systemów) oraz bibliotek: gomp (implementacja standardu OpenMP, powinna być standardowo dostarczona razem z Code::Blocks) i SDL (pakiet developerski).</text:span></text:p>
      <text:p text:style-name="P11"><text:span text:style-name="T5"/></text:p>
      <text:p text:style-name="P11"><text:span text:style-name="T5">W systemie linux skompletować potrzebne biblioteki można następujacymi poleceniami:</text:span></text:p>
      <text:p text:style-name="P13"><text:span text:style-name="T5"/></text:p>
      <text:p text:style-name="P11"><text:span text:style-name="T5">aptitude install libsdl1.2-dev</text:span></text:p>
      <text:p text:style-name="P11"><text:span text:style-name="T5">aptitude install libgomp1</text:span></text:p>
      <text:p text:style-name="P11"><text:span text:style-name="T5"/></text:p>
      <text:p text:style-name="P11"><text:span text:style-name="T5"/></text:p>
      <text:p text:style-name="P11"><text:soft-page-break/><text:span text:style-name="T5">Program powinien być kompilowany z następującymi parametrami (powinny być domyślnie ustawione w projekcie):</text:span></text:p>
      <text:p text:style-name="P13"><text:span text:style-name="T5"/></text:p>
      <text:p text:style-name="P11"><text:span text:style-name="T5">-fopenmp (załączenie OpenMP)</text:span></text:p>
      <text:p text:style-name="P11"><text:span text:style-name="T5">`sdl-config –cflags` (konieczne flagi SDL)</text:span></text:p>
      <text:p text:style-name="P13"><text:span text:style-name="T5"/></text:p>
      <text:p text:style-name="P11"><text:span text:style-name="T5">Parametry linkera (powinny być domyślnie ustawione w projekcie):</text:span></text:p>
      <text:p text:style-name="P13"><text:span text:style-name="T5"/></text:p>
      <text:p text:style-name="P11"><text:span text:style-name="T5">`sdl-config –libs` (automatycznie dołącza biblioteki SDL)</text:span></text:p>
      <text:p text:style-name="P13"><text:span text:style-name="T5"/></text:p>
      <text:p text:style-name="P11"><text:span text:style-name="T5">Zlinkowane biblioteki (powinny być domyślnie ustawione w projekcie): gomp, GL, GLU.</text:span></text:p>
      <text:p text:style-name="P11"><text:span text:style-name="T5"/></text:p>
      <text:list xml:id="list943239163" text:continue-numbering="true" text:style-name="L5">
        <text:list-item>
          <text:p text:style-name="P8"><text:span text:style-name="T5">Użytkowanie</text:span></text:p>
        </text:list-item>
      </text:list>
      <text:p text:style-name="P7"><text:span text:style-name="T5"/></text:p>
      <text:p text:style-name="P12"><text:span text:style-name="T5"><text:tab/>CSim ma 3 tryby pracy i można go uruchamiać na 2 sposoby. Aby uruchomić program z poziomu konsolowego interfejsu użytkownika należy skompilować projekt CSim_console, a następnie urchomić plik wykonywalny (który powinien zostać umieszczony w tym samym folderze co CSim_visual) i postępować zgodnie z instrukcjami pojawiającymi się na ekranie. CSim_visual można również uruchomić ręcznie z poziomu konsoli przekazując do programu odpowiednie parametry. Program przyjmuje następujące opcje:</text:span></text:p>
      <text:p text:style-name="P12"><text:span text:style-name="T5"><text:tab/>-m (tryb pracy):</text:span></text:p>
      <text:p text:style-name="P12"><text:span text:style-name="T5"><text:tab/><text:tab/>s (symulacja w czasie rzeczywistym)</text:span></text:p>
      <text:p text:style-name="P12"><text:span text:style-name="T5"><text:tab/><text:tab/>t (symulacja bez wizualizacji)</text:span></text:p>
      <text:p text:style-name="P12"><text:span text:style-name="T5"><text:tab/><text:tab/>r (odtworzenie wcześniej przeprowadzonej symulacji)</text:span></text:p>
      <text:p text:style-name="P12"><text:span text:style-name="T5"><text:tab/>-w (czy zapisywać przebieg symulacji do plików)</text:span></text:p>
      <text:p text:style-name="P12"><text:span text:style-name="T5"><text:tab/><text:tab/>y (tak)</text:span></text:p>
      <text:p text:style-name="P12"><text:span text:style-name="T5"><text:tab/><text:tab/>n (nie)</text:span></text:p>
      <text:p text:style-name="P12"><text:span text:style-name="T5"><text:tab/>-a (czy zezwolić na automatyczne, indywidualne dostrajanie wielkości kroku)</text:span></text:p>
      <text:p text:style-name="P12"><text:span text:style-name="T5"><text:tab/><text:tab/>y (tak)</text:span></text:p>
      <text:p text:style-name="P12"><text:span text:style-name="T5"><text:tab/><text:tab/>n (nie)</text:span></text:p>
      <text:p text:style-name="P12"><text:span text:style-name="T5"><text:tab/>-p (ścieżka do katalogu symulacji)</text:span></text:p>
      <text:p text:style-name="P12"><text:span text:style-name="T5"><text:tab/><text:tab/>np.: ~/Pulpit/projekty/CSim/bin</text:span></text:p>
      <text:p text:style-name="P12"><text:span text:style-name="T5"><text:tab/>-n (nazwa symulacji; w przypadku zapisu do plików w katalogu -p zostanie utworzony folder o tej nazwie)</text:span></text:p>
      <text:p text:style-name="P12"><text:span text:style-name="T5"><text:tab/><text:tab/>np.: sim1</text:span></text:p>
      <text:p text:style-name="P12"><text:span text:style-name="T5"><text:tab/></text:span></text:p>
      <text:p text:style-name="P12"><text:soft-page-break/><text:span text:style-name="T5"><text:tab/>-d (ścieżka do pliku konfiguracyjnego sumulacji)</text:span></text:p>
      <text:p text:style-name="P12"><text:span text:style-name="T5"><text:tab/><text:tab/>np.: ~/Pulpit/projekty/CSim/bin/in1.txt</text:span></text:p>
      <text:p text:style-name="P12"><text:span text:style-name="T5"><text:tab/>-s (krok systemu)</text:span></text:p>
      <text:p text:style-name="P12"><text:span text:style-name="T5"><text:tab/><text:tab/>np.: 0.005</text:span></text:p>
      <text:p text:style-name="P12"><text:span text:style-name="T5"><text:tab/>-g (stała grawitacji)</text:span></text:p>
      <text:p text:style-name="P12"><text:span text:style-name="T5"><text:tab/><text:tab/>np.: 1</text:span></text:p>
      <text:p text:style-name="P12"><text:span text:style-name="T5"><text:tab/>-i (ilosc iteracji; używane tylko w trybie 't')</text:span></text:p>
      <text:p text:style-name="P12"><text:span text:style-name="T5"><text:tab/><text:tab/>np.: 10000</text:span></text:p>
      <text:p text:style-name="P12"><text:span text:style-name="T5"><text:tab/>-x (szerokość ekranu w pixelach)</text:span></text:p>
      <text:p text:style-name="P12"><text:span text:style-name="T5"><text:tab/><text:tab/>np.: 1366</text:span></text:p>
      <text:p text:style-name="P12"><text:span text:style-name="T5"><text:tab/>-y (wysokość ekranu w pixelach)</text:span></text:p>
      <text:p text:style-name="P12"><text:span text:style-name="T5"><text:tab/> <text:s/><text:tab/>np.: 768</text:span></text:p>
      <text:p text:style-name="P12"><text:span text:style-name="T5"/></text:p>
      <text:p text:style-name="P12"><text:span text:style-name="T5">Przykładowe odpalenia CSim_visual: </text:span></text:p>
      <text:p text:style-name="P11"><text:span text:style-name="T5">./CSim_visual -m s -w n -a n -d ~/Pulpit/projekty/CSim/bin/in10.txt -n sim -s 0.005 -g 1 -x 1366 -y 768</text:span></text:p>
      <text:p text:style-name="P11"><text:span text:style-name="T5">./CSim_visual -m s -w n -a n -d ~/Pulpit/projekty/CSim/bin/in12.txt -n sim -s 0.005 -g 1 -x 1366 -y 768</text:span></text:p>
      <text:p text:style-name="P11"><text:span text:style-name="T5">./CSim_visual -m s -w n -a n -d ~/Pulpit/projekty/CSim/bin/in15.txt -n sim -s 0.005 -g 1 -x 1366 -y 768</text:span></text:p>
      <text:p text:style-name="P11"><text:span text:style-name="T5">./CSim_visual -m r -p ~/Pulpit/projekty/CSim/bin/sim15 -x 1366 -y 768</text:span></text:p>
      <text:p text:style-name="P11"><text:span text:style-name="T5">./CSim_visual -m t -w y -a n -p ~/Pulpit/projekty/CSim/bin -n sim -d ~/Pulpit/projekty/CSim/bin/in9.txt -s 0.005 -g 1 -i 1000</text:span></text:p>
      <text:p text:style-name="P11"><text:span text:style-name="T5"/></text:p>
      <text:p text:style-name="P9"><text:span text:style-name="T5">Sterowanie w trybie graficznym:</text:span></text:p>
      <text:p text:style-name="P11"><text:span text:style-name="T5"><text:tab/>x (włączanie/wyłączenie układu współrzędnych)</text:span></text:p>
      <text:p text:style-name="P11"><text:span text:style-name="T5"><text:tab/>p (pause/play)</text:span></text:p>
      <text:p text:style-name="P11"><text:span text:style-name="T5"><text:tab/>w, s, a, d (ruch w górę, dół i na boki)</text:span></text:p>
      <text:p text:style-name="P11"><text:span text:style-name="T5"><text:tab/>Esc (wyjście)</text:span></text:p>
      <text:p text:style-name="P11"><text:span text:style-name="T5"><text:tab/>strzałki (ruch w przód, do tyłu i na boki)</text:span></text:p>
      <text:p text:style-name="P11"><text:span text:style-name="T5"><text:tab/>klawiatura numeryczna: 2, 4, 6, 8 (obracanie kamery)</text:span></text:p>
      <text:p text:style-name="P11"><text:span text:style-name="T5"><text:tab/>ruch myszą (obracanie kamery)<text:tab/>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iotr Turek</meta:initial-creator>
    <meta:creation-date>2012-01-08T15:37:20</meta:creation-date>
    <meta:generator>LibreOffice/3.3$Unix LibreOffice_project/330m19$Build-401</meta:generator>
    <dc:date>2012-01-08T17:45:00</dc:date>
    <dc:creator>Piotr Turek</dc:creator>
    <meta:editing-duration>PT2H7M42S</meta:editing-duration>
    <meta:editing-cycles>43</meta:editing-cycles>
    <meta:document-statistic meta:table-count="0" meta:image-count="0" meta:object-count="0" meta:page-count="3" meta:paragraph-count="61" meta:word-count="570" meta:character-count="4150"/>
  </office:meta>
</office:document-meta>
</file>